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arial, sans-serif"/>
  </office:font-face-decls>
  <office:automatic-styles>
    <style:style style:name="P1" style:family="paragraph" style:parent-style-name="Standard">
      <style:text-properties officeooo:paragraph-rsid="00086677"/>
    </style:style>
    <style:style style:name="P2" style:family="paragraph" style:parent-style-name="Standard">
      <style:text-properties officeooo:rsid="00086677" officeooo:paragraph-rsid="00086677"/>
    </style:style>
    <style:style style:name="T1" style:family="text">
      <style:text-properties officeooo:rsid="00086677"/>
    </style:style>
    <style:style style:name="T2" style:family="text">
      <style:text-properties fo:font-style="italic" officeooo:rsid="0008667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8667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In </text:span><text:span text:style-name="T2">The Witch </text:span><text:span text:style-name="T4">by Shirley Jackson, we are introduced to what is seemingly an very innocent set and setting. A boy is with his mother and baby sister on a coach that was described as being nearly empty, so we can clearly see that they’re comfortably enjoying their ride to wherever they are heading. Going further down in the story, the boy mentions that she saw a witch, and soon after the story takes a dark turn. What is this story about, and is it fiction or fact? Looking back in history to when witch trials occurred, it is easy to see that a seemingly dark horror story made for the intellectual pleasures of reading may be more real than what the naked surface leveled brains we have can conceive. </text:span></text:p>
      <text:p text:style-name="P1"><text:span text:style-name="T4"><text:tab/>As the story then progresses, a very sharp turn towards a darker aspect of humanity can be seen taken place. An old man decided to enter the area in which they are in and begins talking to the boy. He introduces himself and exchanges some kind words with the boy. He then asks the boy what he has been spotting through the windows as the trip was progressing, and the boy answers that he saw 36 witches. His mom then corrects him and tells the man that he saw 4. The man then explains to this boy that his sister was a witch, and ultimately had to kill her one day which was done through strangling her, beheading her, and then dismembering parts of her body, and this catches the boy by surprise which evidently disturbs him. This evidently further disturbs the boy’s mom who stands up and tries to put the man in place, but when the man claims that the baby sister is also a witch who will potentially get her head cut off, the mom has had enough and demands that the man leave. Later, the boy asks his mother what the matter with this man was, and whether or not he was telling to truth, to which his mother replied that he was just teasing him, and then ended off with a laugh. </text:span></text:p>
      <text:p text:style-name="P1"><text:span text:style-name="T4"><text:tab/>Whilst this story may seem like an innocent type of dark humour, those who know about the treatment of women who had seemingly unnatural talents during the time this story takes place in did not end well. Women were often suspected of being witches, and this would result in numerous executions than ranged from being burnt at the stakes, to being beheaded. Given the religious dogmatism at this time, it is not surprising to expect that this man may have potentially been deranged enough to do such a thing, and in my opinion this story sheds light on this aspect of humanity buried under years and years of history.</text:span></text:p>
      <text:p text:style-name="P1"><text:span text:style-name="T4"><text:tab/>In short, this story reveals to us in a subtle way, the shortcomings that humanity struggled with in the past due to an undeveloped knowledge of science, and religious dogmatism towards those they perceived as “witches”. The Witch Trials were a very bloody scene in which innocent women presumed to be witches were killed in the most brutal ways possible, and even disowned by their families. This essentially shows us how a simple short story like this may have been secretly shedding light on a dark secret of humanity. </text:span></text:p>
      <text:p text:style-name="P1"><text:span text:style-name="T4"/></text:p>
      <text:p text:style-name="P2"><text:span text:style-name="T3">Works Cited</text:span></text:p>
      <text:p text:style-name="P2"><text:span text:style-name="T3"/></text:p>
      <text:p text:style-name="P2">Jackson, Shirley. "The Witch" Penguin Books Limited, 2014, New Y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22:54:14.045507085</meta:creation-date>
    <dc:date>2023-02-05T23:25:50.752526851</dc:date>
    <meta:editing-duration>PT31M37S</meta:editing-duration>
    <meta:editing-cycles>1</meta:editing-cycles>
    <meta:document-statistic meta:table-count="0" meta:image-count="0" meta:object-count="0" meta:page-count="1" meta:paragraph-count="6" meta:word-count="567" meta:character-count="3107" meta:non-whitespace-character-count="2539"/>
    <meta:generator>LibreOffice/7.4.5.1$Linux_X86_64 LibreOffice_project/40$Build-1</meta:generator>
  </office:meta>
</office:document-meta>
</file>